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0.1866in" fo:margin-right="0.25in" fo:text-indent="0in" style:auto-text-indent="false" style:page-number="auto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902in" fo:margin-bottom="0.2902in" fo:margin-left="0.2902in" fo:margin-right="0.2902in" fo:border="1.5pt ridge #000000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9:08.577680803</meta:creation-date>
    <dc:date>2025-03-12T14:51:12.214846573</dc:date>
    <meta:editing-duration>PT2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